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 svg:font-family="Mono"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057e4" officeooo:paragraph-rsid="002057e4"/>
    </style:style>
    <style:style style:name="P2" style:family="paragraph" style:parent-style-name="Text_20_body">
      <style:text-properties officeooo:rsid="002208db" officeooo:paragraph-rsid="002208db"/>
    </style:style>
    <style:style style:name="P3" style:family="paragraph" style:parent-style-name="Text_20_body">
      <style:text-properties officeooo:rsid="002208db" officeooo:paragraph-rsid="0029ad67"/>
    </style:style>
    <style:style style:name="P4" style:family="paragraph" style:parent-style-name="Text_20_body">
      <style:text-properties officeooo:rsid="00251446" officeooo:paragraph-rsid="00251446"/>
    </style:style>
    <style:style style:name="P5" style:family="paragraph" style:parent-style-name="Text_20_body">
      <style:text-properties officeooo:rsid="0029ad67" officeooo:paragraph-rsid="0029ad67"/>
    </style:style>
    <style:style style:name="P6" style:family="paragraph" style:parent-style-name="Text_20_body">
      <style:text-properties officeooo:rsid="00252254" officeooo:paragraph-rsid="00252254"/>
    </style:style>
    <style:style style:name="P7" style:family="paragraph" style:parent-style-name="Text_20_body">
      <style:text-properties officeooo:rsid="0029f018" officeooo:paragraph-rsid="0029f018"/>
    </style:style>
    <style:style style:name="P8" style:family="paragraph" style:parent-style-name="Text_20_body">
      <style:text-properties officeooo:rsid="002b37a3" officeooo:paragraph-rsid="002b37a3"/>
    </style:style>
    <style:style style:name="P9" style:family="paragraph" style:parent-style-name="Text_20_body">
      <style:text-properties officeooo:rsid="002c4a1d" officeooo:paragraph-rsid="002c4a1d"/>
    </style:style>
    <style:style style:name="P10" style:family="paragraph" style:parent-style-name="Text_20_body">
      <style:text-properties officeooo:rsid="002f88d7" officeooo:paragraph-rsid="002f88d7"/>
    </style:style>
    <style:style style:name="P11" style:family="paragraph" style:parent-style-name="Heading_20_2">
      <style:text-properties officeooo:rsid="001b2386" officeooo:paragraph-rsid="001b2386"/>
    </style:style>
    <style:style style:name="P12" style:family="paragraph" style:parent-style-name="Heading_20_2">
      <style:text-properties officeooo:rsid="002208db" officeooo:paragraph-rsid="002208db"/>
    </style:style>
    <style:style style:name="P13" style:family="paragraph" style:parent-style-name="Heading_20_2">
      <style:text-properties officeooo:rsid="002783cd" officeooo:paragraph-rsid="002783cd"/>
    </style:style>
    <style:style style:name="P14" style:family="paragraph" style:parent-style-name="Heading_20_2">
      <style:text-properties officeooo:rsid="0029ad67" officeooo:paragraph-rsid="0029ad67"/>
    </style:style>
    <style:style style:name="P15" style:family="paragraph" style:parent-style-name="Heading_20_2">
      <style:text-properties officeooo:rsid="0029f018" officeooo:paragraph-rsid="0029f018"/>
    </style:style>
    <style:style style:name="P16" style:family="paragraph" style:parent-style-name="Heading_20_2">
      <style:text-properties officeooo:rsid="002b37a3" officeooo:paragraph-rsid="002b37a3"/>
    </style:style>
    <style:style style:name="P17" style:family="paragraph" style:parent-style-name="Heading_20_2">
      <style:text-properties officeooo:rsid="002c4a1d" officeooo:paragraph-rsid="002c4a1d"/>
    </style:style>
    <style:style style:name="P18" style:family="paragraph" style:parent-style-name="Heading_20_3">
      <style:text-properties officeooo:rsid="00208959" officeooo:paragraph-rsid="00208959"/>
    </style:style>
    <style:style style:name="P19" style:family="paragraph" style:parent-style-name="Heading_20_3">
      <style:text-properties officeooo:rsid="002208db" officeooo:paragraph-rsid="002208db"/>
    </style:style>
    <style:style style:name="P20" style:family="paragraph" style:parent-style-name="Heading_20_3">
      <style:text-properties officeooo:rsid="00251446" officeooo:paragraph-rsid="00251446"/>
    </style:style>
    <style:style style:name="P21" style:family="paragraph" style:parent-style-name="Heading_20_3">
      <style:text-properties officeooo:rsid="0029ad67" officeooo:paragraph-rsid="0029ad67"/>
    </style:style>
    <style:style style:name="P22" style:family="paragraph" style:parent-style-name="Heading_20_3">
      <style:text-properties officeooo:rsid="0029f018" officeooo:paragraph-rsid="0029f018"/>
    </style:style>
    <style:style style:name="P23" style:family="paragraph" style:parent-style-name="Heading_20_3">
      <style:text-properties officeooo:rsid="0029f018" officeooo:paragraph-rsid="002f88d7"/>
    </style:style>
    <style:style style:name="P24" style:family="paragraph" style:parent-style-name="Standard" style:list-style-name="L1"/>
    <style:style style:name="P25" style:family="paragraph" style:parent-style-name="Standard" style:list-style-name="L1">
      <style:text-properties style:font-name="Mono" fo:font-size="12pt" fo:font-style="normal" fo:font-weight="normal" officeooo:rsid="001b2386" officeooo:paragraph-rsid="001b2386" style:font-size-asian="12pt" style:font-style-asian="normal" style:font-weight-asian="normal"/>
    </style:style>
    <style:style style:name="P26" style:family="paragraph" style:parent-style-name="Text_20_body" style:list-style-name="L1"/>
    <style:style style:name="P27" style:family="paragraph" style:parent-style-name="Text_20_body" style:list-style-name="L1">
      <style:text-properties officeooo:rsid="001b2386" officeooo:paragraph-rsid="001b2386"/>
    </style:style>
    <style:style style:name="P28" style:family="paragraph" style:parent-style-name="Text_20_body" style:list-style-name="L1">
      <style:text-properties officeooo:rsid="002057e4" officeooo:paragraph-rsid="002057e4"/>
    </style:style>
    <style:style style:name="P29" style:family="paragraph" style:parent-style-name="Text_20_body" style:list-style-name="L2">
      <style:text-properties officeooo:rsid="002208db" officeooo:paragraph-rsid="002208db"/>
    </style:style>
    <style:style style:name="P30" style:family="paragraph" style:parent-style-name="Text_20_body" style:list-style-name="L3">
      <style:text-properties officeooo:rsid="002208db" officeooo:paragraph-rsid="002208db"/>
    </style:style>
    <style:style style:name="P31" style:family="paragraph" style:parent-style-name="Text_20_body" style:list-style-name="L4">
      <style:text-properties officeooo:rsid="002208db" officeooo:paragraph-rsid="002208db"/>
    </style:style>
    <style:style style:name="P32" style:family="paragraph" style:parent-style-name="Text_20_body" style:list-style-name="L6">
      <style:text-properties officeooo:rsid="002208db" officeooo:paragraph-rsid="00251446"/>
    </style:style>
    <style:style style:name="P33" style:family="paragraph" style:parent-style-name="Text_20_body" style:list-style-name="L6">
      <style:text-properties officeooo:rsid="002208db" officeooo:paragraph-rsid="0029ad67"/>
    </style:style>
    <style:style style:name="P34" style:family="paragraph" style:parent-style-name="Text_20_body" style:list-style-name="L6">
      <style:text-properties officeooo:rsid="002208db" officeooo:paragraph-rsid="0029f018"/>
    </style:style>
    <style:style style:name="P35" style:family="paragraph" style:parent-style-name="Text_20_body" style:list-style-name="L8">
      <style:text-properties officeooo:rsid="002208db" officeooo:paragraph-rsid="002b37a3"/>
    </style:style>
    <style:style style:name="P36" style:family="paragraph" style:parent-style-name="Text_20_body" style:list-style-name="L5">
      <style:text-properties officeooo:rsid="00251446" officeooo:paragraph-rsid="00251446"/>
    </style:style>
    <style:style style:name="P37" style:family="paragraph" style:parent-style-name="Text_20_body" style:list-style-name="L6">
      <style:text-properties officeooo:rsid="00251446" officeooo:paragraph-rsid="00251446"/>
    </style:style>
    <style:style style:name="P38" style:family="paragraph" style:parent-style-name="Text_20_body" style:list-style-name="L6">
      <style:text-properties officeooo:rsid="00252254" officeooo:paragraph-rsid="00252254"/>
    </style:style>
    <style:style style:name="P39" style:family="paragraph" style:parent-style-name="Text_20_body" style:list-style-name="L7">
      <style:text-properties officeooo:rsid="002783cd" officeooo:paragraph-rsid="002783cd"/>
    </style:style>
    <style:style style:name="P40" style:family="paragraph" style:parent-style-name="Text_20_body" style:list-style-name="L6">
      <style:text-properties officeooo:rsid="0029f018" officeooo:paragraph-rsid="0029f018"/>
    </style:style>
    <style:style style:name="P41" style:family="paragraph" style:parent-style-name="Text_20_body" style:list-style-name="L8">
      <style:text-properties officeooo:rsid="0029f018" officeooo:paragraph-rsid="002b37a3"/>
    </style:style>
    <style:style style:name="P42" style:family="paragraph" style:parent-style-name="Text_20_body" style:list-style-name="L9">
      <style:text-properties officeooo:rsid="002f88d7" officeooo:paragraph-rsid="002f88d7"/>
    </style:style>
    <style:style style:name="P43" style:family="paragraph" style:parent-style-name="Text_20_body" style:list-style-name="L10">
      <style:text-properties officeooo:rsid="002c4a1d" officeooo:paragraph-rsid="002c4a1d"/>
    </style:style>
    <style:style style:name="P44" style:family="paragraph" style:parent-style-name="Text_20_body" style:list-style-name="L10">
      <style:text-properties officeooo:rsid="002d4b8b" officeooo:paragraph-rsid="002d4b8b"/>
    </style:style>
    <style:style style:name="P45" style:family="paragraph" style:parent-style-name="Text_20_body" style:list-style-name="L10">
      <style:text-properties officeooo:rsid="002e5a63" officeooo:paragraph-rsid="002e5a63"/>
    </style:style>
    <style:style style:name="T1" style:family="text">
      <style:text-properties style:font-name="Mono"/>
    </style:style>
    <style:style style:name="T2" style:family="text">
      <style:text-properties style:font-name="Mono" fo:font-size="12pt" fo:font-style="normal" fo:font-weight="normal" style:font-size-asian="12pt" style:font-style-asian="normal" style:font-weight-asian="normal"/>
    </style:style>
    <style:style style:name="T3" style:family="text">
      <style:text-properties officeooo:rsid="00251446"/>
    </style:style>
    <style:style style:name="T4" style:family="text">
      <style:text-properties officeooo:rsid="002638ea"/>
    </style:style>
    <style:style style:name="T5" style:family="text">
      <style:text-properties officeooo:rsid="0029ad67"/>
    </style:style>
    <style:style style:name="T6" style:family="text">
      <style:text-properties officeooo:rsid="0029f018"/>
    </style:style>
    <style:style style:name="T7" style:family="text">
      <style:text-properties officeooo:rsid="002b37a3"/>
    </style:style>
    <style:style style:name="T8" style:family="text">
      <style:text-properties officeooo:rsid="002c4a1d"/>
    </style:style>
    <style:style style:name="T9" style:family="text">
      <style:text-properties officeooo:rsid="002d4b8b"/>
    </style:style>
    <style:style style:name="T10" style:family="text">
      <style:text-properties officeooo:rsid="002d980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2">22/2/2024: Got the LED blinking, and documented some stuff that should be documented before</text:h>
      <text:h text:style-name="P18" text:outline-level="3">Software</text:h>
      <text:list text:style-name="L1">
        <text:list-item>
          <text:p text:style-name="P27">Choosing bootloader: STM32duino-bootloader by rogerclarkmelbourne</text:p>
        </text:list-item>
        <text:list-item>
          <text:p text:style-name="P27">Method to flash bootloader: stm32flash tool on Linux. Windows? Good luck.</text:p>
        </text:list-item>
        <text:list-item>
          <text:p text:style-name="P27">Working platformio configuration:</text:p>
          <text:list>
            <text:list-item>
              <text:p text:style-name="P25">platform = ststm32</text:p>
            </text:list-item>
            <text:list-item>
              <text:p text:style-name="P24" loext:marker-style-name="T1"><text:span text:style-name="T2">framework = arduino</text:span><text:span text:style-name="T2"/></text:p>
            </text:list-item>
            <text:list-item>
              <text:p text:style-name="P24" loext:marker-style-name="T1"><text:span text:style-name="T2">board = genericSTM32F103C8</text:span><text:span text:style-name="T2"/></text:p>
            </text:list-item>
            <text:list-item>
              <text:p text:style-name="P24" loext:marker-style-name="T1"><text:span text:style-name="T2">board_build.core = maple</text:span><text:span text:style-name="T2"/></text:p>
            </text:list-item>
            <text:list-item>
              <text:p text:style-name="P24" loext:marker-style-name="T1"><text:span text:style-name="T2">upload_protocol = dfu</text:span><text:span text:style-name="T2"/></text:p>
            </text:list-item>
            <text:list-item>
              <text:p text:style-name="P24" loext:marker-style-name="T1"><text:span text:style-name="T2">build_flags = -D PIO_FRAMEWORK_ARDUINO_ENABLE_CDC -Os</text:span></text:p>
            </text:list-item>
          </text:list>
        </text:list-item>
        <text:list-item>
          <text:p text:style-name="P26">Simple test with the USBComposite library.</text:p>
        </text:list-item>
        <text:list-item>
          <text:p text:style-name="P26">Things to not do: Initialize USBComposite library without USBCompositeSerial. No longer detected for second programming. If this happens, do flash again by using dfu-util directly.</text:p>
        </text:list-item>
        <text:list-item>
          <text:p text:style-name="P28">When initializing the USBComposite:</text:p>
          <text:list>
            <text:list-item>
              <text:p text:style-name="P28">Do not call plugin.begin, things will break. Once USBComposite.begin is called, things are good to go.</text:p>
            </text:list-item>
          </text:list>
        </text:list-item>
      </text:list>
      <text:p text:style-name="P1"/>
      <text:h text:style-name="P12" text:outline-level="2">28/2/2024: Surface finish test 1 – Logo and text</text:h>
      <text:h text:style-name="P19" text:outline-level="3">Procedure:</text:h>
      <text:list text:style-name="L2">
        <text:list-item>
          <text:p text:style-name="P29">The text is printed out on 80gsm paper with inverted color (black outside, so text is white). But since it is not wise to print the entire panel with black ink (bye bye printer ink), only the region close to the text is printed.</text:p>
        </text:list-item>
        <text:list-item>
          <text:p text:style-name="P29">The region around the text is masked off, and black paint is sprayed to the surface. 2 coating is done, 5 minutes between coating.</text:p>
        </text:list-item>
        <text:list-item>
          <text:p text:style-name="P29">The masking is removed, lacquer spray is applied to the entire surface. 2 coating is done.</text:p>
        </text:list-item>
      </text:list>
      <text:h text:style-name="P19" text:outline-level="3">Result:</text:h>
      <text:list xml:id="list3716220076" text:style-name="L3">
        <text:list-item>
          <text:p text:style-name="P30">The area with black spray paint and the region around the text is clearly discernable. </text:p>
        </text:list-item>
        <text:list-item>
          <text:p text:style-name="P30">Warping occur.</text:p>
        </text:list-item>
        <text:list-item>
          <text:p text:style-name="P30">The lacquer coating soaked into the paper around the text area, causing it to not be gloss.</text:p>
        </text:list-item>
        <text:list-item>
          <text:p text:style-name="P30">The spray paint area however, looks very nice</text:p>
        </text:list-item>
      </text:list>
      <text:h text:style-name="P19" text:outline-level="3"><text:soft-page-break/>Impromptu post-procedure and observation:</text:h>
      <text:list text:continue-numbering="true" text:style-name="L3">
        <text:list-item>
          <text:p text:style-name="P30">A third coating of lacquer is sprayed. </text:p>
          <text:list>
            <text:list-item>
              <text:p text:style-name="P30">The lacquer start to not soak into the paper, and the text area starts to look glossy.</text:p>
            </text:list-item>
          </text:list>
        </text:list-item>
        <text:list-item>
          <text:p text:style-name="P30">The spray paint area is masked of so the lacquer can be applied on the text only.</text:p>
          <text:list>
            <text:list-item>
              <text:p text:style-name="P30">The text area looks way more finished and probably already ok for the final product.</text:p>
            </text:list-item>
            <text:list-item>
              <text:p text:style-name="P30">Unfortunately masking tape is applied too early, so the lacquer is ripped off</text:p>
            </text:list-item>
          </text:list>
        </text:list-item>
      </text:list>
      <text:h text:style-name="P19" text:outline-level="3">Suggestion for future iteration:</text:h>
      <text:list text:style-name="L4">
        <text:list-item>
          <text:p text:style-name="P31">The following improved procedure can be tried:</text:p>
          <text:list>
            <text:list-item>
              <text:p text:style-name="P31">Mask off text area, apply 2 layers of black spray paint, 5 minutes between coating. Wait at least an hour for it to throughly dry.</text:p>
            </text:list-item>
            <text:list-item>
              <text:p text:style-name="P31">Remove masking tape and masked off the spray painted area. Apply 2 layers of lacquer coating to the text area, 5 minutes between coating. Wait at least an hour for it to throughly dry.</text:p>
            </text:list-item>
            <text:list-item>
              <text:p text:style-name="P31">Remove masking tape and apply 2 layers of lacquer to the entire surface.</text:p>
            </text:list-item>
          </text:list>
        </text:list-item>
      </text:list>
      <text:p text:style-name="P2"/>
      <text:h text:style-name="Heading_20_2" text:outline-level="2">3/3/2024: Surface finish test 2</text:h>
      <text:p text:style-name="P4">Following the suggested procedure from test 1, with a much smaller area:</text:p>
      <text:h text:style-name="P20" text:outline-level="3">Result:</text:h>
      <text:list text:style-name="L5">
        <text:list-item>
          <text:p text:style-name="P36">Color between the painted area and text area is slightly discernable.</text:p>
        </text:list-item>
        <text:list-item>
          <text:p text:style-name="P36">Specularity however is even across the entire surface.</text:p>
        </text:list-item>
        <text:list-item>
          <text:p text:style-name="P36">Obvious edge around the masked boundary is observed. This might be caused by peeling off the masking tape too early, but this might not be the main reason.</text:p>
        </text:list-item>
      </text:list>
      <text:h text:style-name="P20" text:outline-level="3">Suggestion for future iteration:</text:h>
      <text:list xml:id="list1218899208" text:style-name="L6">
        <text:list-item>
          <text:p text:style-name="P37">Can try sanding the surface before applying lacquer to entire surface.</text:p>
        </text:list-item>
        <text:list-item>
          <text:p text:style-name="P32">The following improved procedure can be tried:</text:p>
          <text:list>
            <text:list-item>
              <text:p text:style-name="P32">Mask off text area, apply 2 layers of black spray paint, 5 minutes between coating. Wait at least an hour for it to throughly dry.</text:p>
            </text:list-item>
            <text:list-item>
              <text:p text:style-name="P32">Remove masking tape and masked off the spray painted area. Apply 2 layers of lacquer coating to the text area, 5 minutes between coating. Wait at least an hour for it to throughly dry.</text:p>
            </text:list-item>
            <text:list-item>
              <text:p text:style-name="P32">Remove masking tape <text:span text:style-name="T3">and sand the boundary until not discernable.</text:span></text:p>
            </text:list-item>
            <text:list-item>
              <text:p text:style-name="P32"><text:span text:style-name="T3">A</text:span>pply 2 layers of lacquer to the entire surface.</text:p>
            </text:list-item>
          </text:list>
        </text:list-item>
        <text:list-item>
          <text:p text:style-name="P38">Maybe we need to go with <text:span text:style-name="T4">custom </text:span>decals sticker instead? ($$$)</text:p>
        </text:list-item>
      </text:list>
      <text:p text:style-name="P6"><text:soft-page-break/></text:p>
      <text:h text:style-name="P13" text:outline-level="2">6/3/2024: Pad and related software test 1</text:h>
      <text:list text:style-name="L7">
        <text:list-item>
          <text:p text:style-name="P39">Velociy mapping using exponential function is decent.</text:p>
        </text:list-item>
        <text:list-item>
          <text:p text:style-name="P39">Pad made with single layer of EVA foam has great discrepencies in reading when different region of the pad is hitted. Double layer of EVA foam is preferable but requires more material</text:p>
        </text:list-item>
        <text:list-item>
          <text:p text:style-name="P39">However, double layer of EVA foam appear to have less sensitivity when testing on UNO.</text:p>
        </text:list-item>
        <text:list-item>
          <text:p text:style-name="P39">The current trigger detection is usable, although might not be optimal.</text:p>
        </text:list-item>
        <text:list-item>
          <text:p text:style-name="P39">Sponge is a bit too soft and deform too easily, but is probably not a problem when made into the project since the sponge will be glued to the holder on all sides except top.</text:p>
        </text:list-item>
      </text:list>
      <text:p text:style-name="P5"/>
      <text:h text:style-name="P14" text:outline-level="2">6/3/2024: Surface finish test 3</text:h>
      <text:p text:style-name="P5">Following the latest improved procedure, was very close to success. However in step 2, it turn out the lacquer layer is a bit too thin due to variation in application, the final result is clearly two different layer when touched. Specularity is almost perfect. </text:p>
      <text:h text:style-name="P21" text:outline-level="3">Impromptu test</text:h>
      <text:p text:style-name="P5">Using the last failed result in test 2, the surface is sanded down and another layer of lacquer is applied. The result is perfect and ready for production.</text:p>
      <text:h text:style-name="P21" text:outline-level="3">Suggestion for future iteration:</text:h>
      <text:list xml:id="list174853720435317" text:continue-list="list1218899208" text:style-name="L6">
        <text:list-item>
          <text:p text:style-name="P33">Mask off text area, apply 2 layers of black spray paint, 5 minutes between coating. Wait at least an hour for it to throughly dry.</text:p>
        </text:list-item>
        <text:list-item>
          <text:p text:style-name="P33">Remove masking tape and masked off the spray painted area. Apply 2 layers of lacquer coating to the text area, 5 minutes between coating. <text:span text:style-name="T5">If the surface does not appear shiny, continue to add lacquer layer. Finally, w</text:span>ait at least an hour for it to throughly dry.</text:p>
        </text:list-item>
        <text:list-item>
          <text:p text:style-name="P33">Remove masking tape <text:span text:style-name="T3">and sand the boundary until not discernable.</text:span></text:p>
        </text:list-item>
        <text:list-item>
          <text:p text:style-name="P33"><text:span text:style-name="T3">A</text:span>pply 2 layers of lacquer to the entire surface.</text:p>
        </text:list-item>
      </text:list>
      <text:p text:style-name="P3"/>
      <text:h text:style-name="P15" text:outline-level="2">8/3/2024: Surface finish test 4</text:h>
      <text:p text:style-name="P7">The first test had the lacquer at the text area ended up being too thick. 3 layers of coating is applied in total and this is too much and cannot be sanded away. Additionally, the lacquer soak into the paper causing significant degrade in the contrast of the text. The second test had first two coating, 4 pass each applied followed by the third 8 pass coating of lacquer, the resulting thickness is good, but soaking occur when the third layer is applied.</text:p>
      <text:h text:style-name="P22" text:outline-level="3"><text:soft-page-break/>Suggestion for future iteration:</text:h>
      <text:list text:continue-numbering="true" text:style-name="L6">
        <text:list-item>
          <text:p text:style-name="P34">Mask off text area, apply 2 layers of black spray paint, 5 minutes between coating. Wait at least an hour for it to throughly dry.</text:p>
        </text:list-item>
        <text:list-item>
          <text:p text:style-name="P34">Remove masking tape and masked off the spray painted area. Apply <text:span text:style-name="T6">4</text:span> layers of lacquer coating to the text area, <text:span text:style-name="T6">4 passes each</text:span>, 5 minutes between coating. <text:span text:style-name="T6">W</text:span>ait at least an hour for it to throughly dry.</text:p>
        </text:list-item>
        <text:list-item>
          <text:p text:style-name="P34">Remove masking tape <text:span text:style-name="T3">and sand the boundary until not discernable.</text:span></text:p>
        </text:list-item>
        <text:list-item>
          <text:p text:style-name="P34"><text:span text:style-name="T3">A</text:span>pply <text:span text:style-name="T6">one</text:span> layer of lacquer to the entire surface. <text:span text:style-name="T6">Wait one hour for drying.</text:span></text:p>
        </text:list-item>
        <text:list-item>
          <text:p text:style-name="P40">Sand the surface again and apply final layer of lacquer.</text:p>
        </text:list-item>
      </text:list>
      <text:p text:style-name="P7"/>
      <text:h text:style-name="P16" text:outline-level="2">9/3/2024: Surface finish test 5</text:h>
      <text:p text:style-name="P8">The following procedure is used:</text:p>
      <text:list text:style-name="L8">
        <text:list-item>
          <text:p text:style-name="P35">Mask off text area, apply 2 layers of black spray paint, 5 minutes between coating. Wait at least an hour for it to throughly dry.</text:p>
        </text:list-item>
        <text:list-item>
          <text:p text:style-name="P35">Remove masking tape and masked off the spray painted area. Apply <text:span text:style-name="T6">4</text:span> layers of lacquer coating to the text area, <text:span text:style-name="T6">4 passes each</text:span>, 5 minutes between coating. <text:span text:style-name="T6">W</text:span>ait <text:span text:style-name="T7">15 minutes</text:span> for it to throughly dry.</text:p>
        </text:list-item>
        <text:list-item>
          <text:p text:style-name="P35">Remove masking tape <text:span text:style-name="T3">and sand the boundary until not discernable.</text:span></text:p>
        </text:list-item>
        <text:list-item>
          <text:p text:style-name="P35"><text:span text:style-name="T3">A</text:span>pply <text:span text:style-name="T6">one</text:span> layer of lacquer to the entire surface. <text:span text:style-name="T6">Wait one hour for drying.</text:span></text:p>
        </text:list-item>
        <text:list-item>
          <text:p text:style-name="P41">Sand the surface again and apply final layer of lacquer.</text:p>
        </text:list-item>
      </text:list>
      <text:p text:style-name="P8">So far this had the best result. The specularity and also thickness are not discernable, only the background color is slightly different. Problem with lacquer soaking into the paper is also completely eliminated. This procedure will be used for the final project.</text:p>
      <text:h text:style-name="P23" text:outline-level="3">Suggestion for future iteration:</text:h>
      <text:p text:style-name="P10">To eliminate the slight color difference, a few things can be tried:</text:p>
      <text:list text:style-name="L9">
        <text:list-item>
          <text:p text:style-name="P42">For black color, use laser printer instead of inkjet printer because the ink is probably darker?</text:p>
        </text:list-item>
        <text:list-item>
          <text:p text:style-name="P42">For other color, color match the printed color and the spray paint color before designing the actual panel. A procedure for color matching is proposed as below:</text:p>
          <text:list>
            <text:list-item>
              <text:p text:style-name="P42">Print a strip of linear color gradient. Apply the surface finish procedure.</text:p>
            </text:list-item>
            <text:list-item>
              <text:p text:style-name="P42">Measure the length from one end to the point where the color appear to be the same.</text:p>
            </text:list-item>
            <text:list-item>
              <text:p text:style-name="P42">Correspond that to the point in the digital copy and use color picker to get the exact color value.</text:p>
            </text:list-item>
          </text:list>
        </text:list-item>
      </text:list>
      <text:p text:style-name="P8"/>
      <text:h text:style-name="Heading_20_2" text:outline-level="2"><text:soft-page-break/>??????: <text:span text:style-name="T8">Completely forgot to do documentation</text:span></text:h>
      <text:p text:style-name="Text_20_body"/>
      <text:h text:style-name="P17" text:outline-level="2">23/3/2024: Hardware fully finished according to schematic</text:h>
      <text:p text:style-name="P9">Using the crude software for testing, a few things that need to be improved are as follow:</text:p>
      <text:list text:style-name="L10">
        <text:list-item>
          <text:p text:style-name="P43">Pad crosstalk. It is unclear whether this is caused by electrical or mechanical coupling between the pads. Doing multiple analogRead seems to have negligible effect, adding a delay after setting the multiplexer address significantly improved the situation, although the problem still remain annoying</text:p>
        </text:list-item>
        <text:list-item>
          <text:p text:style-name="P43">Unreasonable precision expected from hand cutting. Some of the pads are barely able to fit through the holes. Future iteration should match each pads individually, more work but unfortunately the only solution for hand made project</text:p>
        </text:list-item>
        <text:list-item>
          <text:p text:style-name="P43">The largest rectangular pad have extremely bad response variability with respect to <text:span text:style-name="T9">position of the pads hitted. Others do have some significant variation but not as annoying. It is to be noted that maybe piezo sensors is not the most suitable choice for finger drumpad. Force sensitive resistor might be better choice and is seen in commercial product.</text:span></text:p>
        </text:list-item>
        <text:list-item>
          <text:p text:style-name="P44">Clearance for the output jack in the design is not enough, leading to problem during assembly where the pad holder barely fit. While the top panel is succesfully glued together, significant warping can be observed due to this problem. Additionally, some of the pads are protruding out of the panel leading to unprofessional look. Hot glue is used to fix the protruding pads to remain below the surface, but such solution reduced the sensitivity of the pad.</text:p>
        </text:list-item>
        <text:list-item>
          <text:p text:style-name="P44">Pad holder design is, bad. First of all, proper test had not been done verify the necessity of such “sponge holder”. This design is inspired by actual drumpad (hit by drumsticks instead of finger) <text:a xlink:type="simple" xlink:href="https://www.youtube.com/watch?v=ZOAaDEYHt2U&amp;t=1714s&amp;pp=ygULZGl5IGRydW1wYWQ%3D" text:style-name="Internet_20_link" text:visited-style-name="Visited_20_Internet_20_Link">project</text:a> by OMANK KACAU on YouTube. <text:span text:style-name="T10">In future iteration, proper test should be done for this aspect.</text:span></text:p>
          <text:list>
            <text:list-item>
              <text:p text:style-name="P45">The production of the pad holder is tedious, requiring many individual parts to be produced and assembled with hot glue</text:p>
            </text:list-item>
            <text:list-item>
              <text:p text:style-name="P45">The individual pockets required sponge to be cut and fitted into the space, which caused inconsistency in the stiffness of the pads when pressed.</text:p>
            </text:list-item>
            <text:list-item>
              <text:p text:style-name="P45">The purpose of the pad holder had not been fulfilled, crosstalk still occur.</text:p>
            </text:list-item>
            <text:list-item>
              <text:p text:style-name="P45">Maybe just a piece of sponge is enough for the purpose?</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 svg:font-family="Mono"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2T17:30:55.387628226</meta:creation-date>
    <meta:generator>LibreOffice/24.2.3.2$Linux_X86_64 LibreOffice_project/433d9c2ded56988e8a90e6b2e771ee4e6a5ab2ba</meta:generator>
    <dc:date>2024-09-14T17:48:53.425349927</dc:date>
    <meta:editing-duration>PT14H59M</meta:editing-duration>
    <meta:editing-cycles>20</meta:editing-cycles>
    <meta:document-statistic meta:table-count="0" meta:image-count="0" meta:object-count="0" meta:page-count="5" meta:paragraph-count="100" meta:word-count="1730" meta:character-count="9863" meta:non-whitespace-character-count="8301"/>
  </office:meta>
</office:document-meta>
</file>